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굴림" svg:font-family="굴림" style:font-family-generic="modern" style:font-pitch="variable" svg:panose-1="2 11 6 0 0 1 1 1 1 1"/>
    <style:font-face style:name="Times New Roman" svg:font-family="Times New Roman" style:font-family-generic="roman" style:font-pitch="variable" svg:panose-1="2 2 6 3 5 4 5 2 3 4"/>
    <style:font-face style:name="Noto Sans CJK HK Black" svg:font-family="Noto Sans CJK HK Black" style:font-family-generic="swiss" style:font-pitch="variable"/>
    <style:font-face style:name="고딕" svg:font-family="고딕" style:font-family-generic="system"/>
    <style:font-face style:name="Noto Serif CJK KR" svg:font-family="Noto Serif CJK KR" style:font-family-generic="system"/>
    <style:font-face style:name="바탕" svg:font-family="바탕" style:font-family-generic="roman" style:font-pitch="variable" svg:panose-1="2 3 6 0 0 1 1 1 1 1"/>
    <style:font-face style:name="Arial Unicode MS" svg:font-family="Arial Unicode MS" style:font-family-generic="modern" style:font-pitch="variable" svg:panose-1="2 11 6 4 2 2 2 2 2 4"/>
    <style:font-face style:name="-apple-system" svg:font-family="-apple-system" style:font-family-generic="roman" svg:panose-1="0 0 0 0 0 0 0 0 0 0"/>
  </office:font-face-decls>
  <office:automatic-styles>
    <style:style style:name="P1" style:parent-style-name="표준" style:master-page-name="MP0" style:family="paragraph">
      <style:paragraph-properties fo:break-before="page" fo:text-align="end"/>
    </style:style>
    <style:style style:name="P2" style:parent-style-name="표준" style:family="paragraph">
      <style:paragraph-properties fo:text-align="end"/>
    </style:style>
    <style:style style:name="P3" style:parent-style-name="표준" style:family="paragraph">
      <style:paragraph-properties fo:text-align="end"/>
    </style:style>
    <style:style style:name="P4" style:parent-style-name="Framecontents" style:family="paragraph">
      <style:paragraph-properties fo:text-align="center"/>
      <style:text-properties style:font-name-asian="Noto Sans CJK HK Black" fo:font-size="16pt" style:font-size-asian="16pt" style:font-size-complex="16pt"/>
    </style:style>
    <style:style style:name="TableColumn6" style:family="table-column">
      <style:table-column-properties style:column-width="1.7034in" style:use-optimal-column-width="false"/>
    </style:style>
    <style:style style:name="TableColumn7" style:family="table-column">
      <style:table-column-properties style:column-width="5.1104in" style:use-optimal-column-width="false"/>
    </style:style>
    <style:style style:name="Table5" style:family="table">
      <style:table-properties style:width="6.8138in" fo:margin-left="0in" table:align="left"/>
    </style:style>
    <style:style style:name="TableRow8" style:family="table-row">
      <style:table-row-properties style:min-row-height="0.4027in" style:use-optimal-row-height="false"/>
    </style:style>
    <style:style style:name="TableCell9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10" style:parent-style-name="Standard" style:family="paragraph">
      <style:paragraph-properties fo:text-align="center"/>
      <style:text-properties style:font-name="고딕" style:font-name-asian="고딕" style:font-name-complex="Noto Serif CJK KR" fo:font-weight="bold" style:font-weight-asian="bold" fo:font-size="15pt" style:font-size-asian="15pt" style:font-size-complex="15pt"/>
    </style:style>
    <style:style style:name="TableCell11" style:family="table-cell">
      <style:table-cell-properties fo:border="0.0034in solid #000000" style:writing-mode="lr-tb" fo:padding-top="0in" fo:padding-left="0.0381in" fo:padding-bottom="0in" fo:padding-right="0.0381in"/>
    </style:style>
    <style:style style:name="P12" style:parent-style-name="Standard" style:family="paragraph">
      <style:paragraph-properties fo:text-align="center"/>
    </style:style>
    <style:style style:name="T13" style:parent-style-name="기본단락글꼴" style:family="text">
      <style:text-properties fo:font-size="15pt" style:font-size-asian="15pt" style:font-size-complex="15pt"/>
    </style:style>
    <style:style style:name="TableRow14" style:family="table-row">
      <style:table-row-properties style:min-row-height="0.3187in" style:use-optimal-row-height="false"/>
    </style:style>
    <style:style style:name="TableCell15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16" style:parent-style-name="Standard" style:family="paragraph">
      <style:paragraph-properties fo:text-align="center"/>
      <style:text-properties style:font-name="고딕" style:font-name-asian="고딕" style:font-name-complex="Noto Serif CJK KR" fo:font-weight="bold" style:font-weight-asian="bold" fo:font-size="15pt" style:font-size-asian="15pt" style:font-size-complex="15pt"/>
    </style:style>
    <style:style style:name="TableCell17" style:family="table-cell">
      <style:table-cell-properties fo:border="0.0034in solid #000000" style:writing-mode="lr-tb" fo:padding-top="0in" fo:padding-left="0.0381in" fo:padding-bottom="0in" fo:padding-right="0.0381in"/>
    </style:style>
    <style:style style:name="P18" style:parent-style-name="Standard" style:family="paragraph">
      <style:paragraph-properties fo:text-align="center"/>
    </style:style>
    <style:style style:name="T19" style:parent-style-name="기본단락글꼴" style:family="text">
      <style:text-properties style:font-name="바탕" style:font-name-asian="바탕" style:font-name-complex="바탕" fo:font-size="15pt" style:font-size-asian="15pt" style:font-size-complex="15pt"/>
    </style:style>
    <style:style style:name="T20" style:parent-style-name="기본단락글꼴" style:family="text">
      <style:text-properties style:font-name="고딕" style:font-name-complex="Arial Unicode MS" fo:font-size="15pt" style:font-size-asian="15pt" style:font-size-complex="15pt"/>
    </style:style>
    <style:style style:name="TableRow21" style:family="table-row">
      <style:table-row-properties style:min-row-height="0.5881in" style:use-optimal-row-height="false"/>
    </style:style>
    <style:style style:name="TableCell22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23" style:parent-style-name="Standard" style:family="paragraph">
      <style:paragraph-properties fo:text-align="center"/>
      <style:text-properties style:font-name="고딕" style:font-name-asian="고딕" style:font-name-complex="Noto Serif CJK KR" fo:font-weight="bold" style:font-weight-asian="bold" fo:font-size="15pt" style:font-size-asian="15pt" style:font-size-complex="15pt"/>
    </style:style>
    <style:style style:name="TableCell24" style:family="table-cell">
      <style:table-cell-properties fo:border="0.0034in solid #000000" style:writing-mode="lr-tb" fo:padding-top="0in" fo:padding-left="0.0381in" fo:padding-bottom="0in" fo:padding-right="0.0381in"/>
    </style:style>
    <style:style style:name="P25" style:parent-style-name="Standard" style:family="paragraph">
      <style:paragraph-properties fo:text-align="center"/>
      <style:text-properties style:font-name="고딕" style:font-name-complex="Arial Unicode MS" fo:font-size="14pt" style:font-size-asian="14pt" style:font-size-complex="14pt"/>
    </style:style>
    <style:style style:name="TableRow26" style:family="table-row">
      <style:table-row-properties style:min-row-height="0.4777in" style:use-optimal-row-height="false"/>
    </style:style>
    <style:style style:name="TableCell27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28" style:parent-style-name="Standard" style:family="paragraph">
      <style:paragraph-properties fo:text-align="center"/>
      <style:text-properties style:font-name="고딕" style:font-name-asian="고딕" style:font-name-complex="Noto Serif CJK KR" fo:font-weight="bold" style:font-weight-asian="bold" fo:font-size="15pt" style:font-size-asian="15pt" style:font-size-complex="15pt"/>
    </style:style>
    <style:style style:name="TableCell29" style:family="table-cell">
      <style:table-cell-properties fo:border="0.0034in solid #000000" style:writing-mode="lr-tb" fo:padding-top="0in" fo:padding-left="0.0381in" fo:padding-bottom="0in" fo:padding-right="0.0381in"/>
    </style:style>
    <style:style style:name="P30" style:parent-style-name="Standard" style:family="paragraph">
      <style:paragraph-properties fo:text-align="center"/>
    </style:style>
    <style:style style:name="T31" style:parent-style-name="기본단락글꼴" style:family="text">
      <style:text-properties style:font-name="고딕" style:font-name-asian="고딕" fo:font-size="15pt" style:font-size-asian="15pt" style:font-size-complex="15pt"/>
    </style:style>
    <style:style style:name="T32" style:parent-style-name="기본단락글꼴" style:family="text">
      <style:text-properties fo:font-size="15pt" style:font-size-asian="15pt" style:font-size-complex="15pt"/>
    </style:style>
    <style:style style:name="T33" style:parent-style-name="기본단락글꼴" style:family="text">
      <style:text-properties fo:font-size="15pt" style:font-size-asian="15pt" style:font-size-complex="15pt"/>
    </style:style>
    <style:style style:name="T34" style:parent-style-name="기본단락글꼴" style:family="text">
      <style:text-properties fo:font-size="15pt" style:font-size-asian="15pt" style:font-size-complex="15pt"/>
    </style:style>
    <style:style style:name="T35" style:parent-style-name="기본단락글꼴" style:family="text">
      <style:text-properties fo:font-size="15pt" style:font-size-asian="15pt" style:font-size-complex="15pt"/>
    </style:style>
    <style:style style:name="T36" style:parent-style-name="기본단락글꼴" style:family="text">
      <style:text-properties fo:font-size="15pt" style:font-size-asian="15pt" style:font-size-complex="15pt"/>
    </style:style>
    <style:style style:name="TableRow37" style:family="table-row">
      <style:table-row-properties style:min-row-height="0.9708in" style:use-optimal-row-height="false"/>
    </style:style>
    <style:style style:name="TableCell38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39" style:parent-style-name="Standard" style:family="paragraph">
      <style:paragraph-properties fo:text-align="center"/>
      <style:text-properties style:font-name="고딕" style:font-name-complex="Noto Serif CJK KR" fo:font-weight="bold" style:font-weight-asian="bold" fo:font-size="15pt" style:font-size-asian="15pt" style:font-size-complex="15pt"/>
    </style:style>
    <style:style style:name="P40" style:parent-style-name="Standard" style:family="paragraph">
      <style:paragraph-properties fo:text-align="center"/>
      <style:text-properties style:font-name="고딕" style:font-name-complex="Noto Serif CJK KR" fo:font-weight="bold" style:font-weight-asian="bold" fo:font-size="15pt" style:font-size-asian="15pt" style:font-size-complex="15pt"/>
    </style:style>
    <style:style style:name="P41" style:parent-style-name="Standard" style:family="paragraph">
      <style:paragraph-properties fo:text-align="center"/>
      <style:text-properties style:font-name="고딕" style:font-name-complex="Noto Serif CJK KR" fo:font-weight="bold" style:font-weight-asian="bold" fo:font-size="15pt" style:font-size-asian="15pt" style:font-size-complex="15pt"/>
    </style:style>
    <style:style style:name="P42" style:parent-style-name="Standard" style:family="paragraph">
      <style:paragraph-properties fo:text-align="center"/>
      <style:text-properties style:font-name="고딕" style:font-name-asian="고딕" style:font-name-complex="Noto Serif CJK KR" fo:font-weight="bold" style:font-weight-asian="bold" fo:font-size="15pt" style:font-size-asian="15pt" style:font-size-complex="15pt"/>
    </style:style>
    <style:style style:name="P43" style:parent-style-name="Standard" style:family="paragraph">
      <style:paragraph-properties fo:text-align="center"/>
      <style:text-properties style:font-name="고딕" style:font-name-asian="고딕" style:font-name-complex="Noto Serif CJK KR" fo:font-weight="bold" style:font-weight-asian="bold" fo:font-size="15pt" style:font-size-asian="15pt" style:font-size-complex="15pt"/>
    </style:style>
    <style:style style:name="TableCell44" style:family="table-cell">
      <style:table-cell-properties fo:border="0.0034in solid #000000" style:writing-mode="lr-tb" fo:padding-top="0in" fo:padding-left="0.0381in" fo:padding-bottom="0in" fo:padding-right="0.0381in"/>
    </style:style>
    <style:style style:name="P45" style:parent-style-name="제목3" style:family="paragraph">
      <style:paragraph-properties fo:margin-top="0in" fo:margin-bottom="0in" fo:background-color="#FFFFFF"/>
    </style:style>
    <style:style style:name="T46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47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48" style:parent-style-name="기본단락글꼴" style:family="text">
      <style:text-properties style:font-name="-apple-system" fo:font-weight="normal" style:font-weight-asian="normal" style:font-weight-complex="normal" fo:color="#000000"/>
    </style:style>
    <style:style style:name="T49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50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51" style:parent-style-name="기본단락글꼴" style:family="text">
      <style:text-properties fo:font-size="15pt" style:font-size-asian="15pt" style:font-size-complex="15pt"/>
    </style:style>
    <style:style style:name="T52" style:parent-style-name="기본단락글꼴" style:family="text">
      <style:text-properties style:font-name="고딕" style:font-name-asian="맑은 고딕" style:font-name-complex="Arial Unicode MS" fo:font-size="15pt" style:font-size-asian="15pt" style:font-size-complex="15pt"/>
    </style:style>
    <style:style style:name="T53" style:parent-style-name="기본단락글꼴" style:family="text">
      <style:text-properties style:font-name="고딕" style:font-name-asian="맑은 고딕" style:font-name-complex="Arial Unicode MS" fo:font-size="15pt" style:font-size-asian="15pt" style:font-size-complex="15pt"/>
    </style:style>
    <style:style style:name="T54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55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56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57" style:parent-style-name="기본단락글꼴" style:family="text">
      <style:text-properties fo:font-size="15pt" style:font-size-asian="15pt" style:font-size-complex="15pt"/>
    </style:style>
    <style:style style:name="T58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59" style:parent-style-name="기본단락글꼴" style:family="text">
      <style:text-properties fo:font-size="15pt" style:font-size-asian="15pt" style:font-size-complex="15pt"/>
    </style:style>
    <style:style style:name="T60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61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62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63" style:parent-style-name="기본단락글꼴" style:family="text">
      <style:text-properties style:font-name="고딕" style:font-name-complex="Arial Unicode MS" fo:font-size="15pt" style:font-size-asian="15pt" style:font-size-complex="15pt"/>
    </style:style>
    <style:style style:name="T64" style:parent-style-name="기본단락글꼴" style:family="text">
      <style:text-properties style:font-name="고딕" style:font-name-complex="Arial Unicode MS" fo:font-size="15pt" style:font-size-asian="15pt" style:font-size-complex="15pt"/>
    </style:style>
    <style:style style:name="T65" style:parent-style-name="기본단락글꼴" style:family="text">
      <style:text-properties style:font-name="고딕" style:font-name-complex="Arial Unicode MS" fo:font-size="15pt" style:font-size-asian="15pt" style:font-size-complex="15pt"/>
    </style:style>
    <style:style style:name="T66" style:parent-style-name="기본단락글꼴" style:family="text">
      <style:text-properties style:font-name="고딕" style:font-name-complex="Arial Unicode MS" fo:font-size="15pt" style:font-size-asian="15pt" style:font-size-complex="15pt"/>
    </style:style>
    <style:style style:name="T67" style:parent-style-name="기본단락글꼴" style:family="text">
      <style:text-properties style:font-name="고딕" style:font-name-asian="고딕" style:font-name-complex="Arial Unicode MS" fo:font-size="15pt" style:font-size-asian="15pt" style:font-size-complex="15pt"/>
    </style:style>
    <style:style style:name="T68" style:parent-style-name="기본단락글꼴" style:family="text">
      <style:text-properties style:font-name-complex="Arial Unicode MS" fo:font-size="15pt" style:font-size-asian="15pt" style:font-size-complex="15pt"/>
    </style:style>
    <style:style style:name="T69" style:parent-style-name="기본단락글꼴" style:family="text">
      <style:text-properties style:font-name-complex="Arial Unicode MS" fo:font-size="15pt" style:font-size-asian="15pt" style:font-size-complex="15pt"/>
    </style:style>
    <style:style style:name="T70" style:parent-style-name="기본단락글꼴" style:family="text">
      <style:text-properties style:font-name-complex="Arial Unicode MS" fo:font-size="15pt" style:font-size-asian="15pt" style:font-size-complex="15pt"/>
    </style:style>
    <style:style style:name="P71" style:parent-style-name="Standard" style:family="paragraph">
      <style:paragraph-properties fo:text-indent="0.1666in"/>
      <style:text-properties style:font-name="고딕" style:font-name-complex="Arial Unicode MS" fo:font-size="12pt" style:font-size-asian="12pt"/>
    </style:style>
    <style:style style:name="P72" style:parent-style-name="Standard" style:family="paragraph">
      <style:paragraph-properties fo:text-indent="0.1666in"/>
      <style:text-properties style:font-name="고딕" style:font-name-complex="Arial Unicode MS" fo:font-size="12pt" style:font-size-asian="12pt"/>
    </style:style>
    <style:style style:name="P73" style:parent-style-name="Standard" style:family="paragraph">
      <style:paragraph-properties fo:text-indent="0.1666in"/>
      <style:text-properties style:font-name="고딕" style:font-name-complex="Arial Unicode MS" fo:font-size="12pt" style:font-size-asian="12pt"/>
    </style:style>
    <style:style style:name="TableRow74" style:family="table-row">
      <style:table-row-properties style:min-row-height="0.8583in" style:use-optimal-row-height="false"/>
    </style:style>
    <style:style style:name="TableCell75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76" style:parent-style-name="Standard" style:family="paragraph">
      <style:paragraph-properties fo:text-align="center"/>
      <style:text-properties style:font-name="고딕" fo:font-weight="bold" style:font-weight-asian="bold" fo:font-size="15pt" style:font-size-asian="15pt" style:font-size-complex="15pt"/>
    </style:style>
    <style:style style:name="P77" style:parent-style-name="Standard" style:family="paragraph">
      <style:paragraph-properties fo:text-align="center"/>
      <style:text-properties style:font-name="고딕" style:font-name-asian="고딕" fo:font-weight="bold" style:font-weight-asian="bold" fo:font-size="15pt" style:font-size-asian="15pt" style:font-size-complex="15pt"/>
    </style:style>
    <style:style style:name="TableCell78" style:family="table-cell">
      <style:table-cell-properties fo:border="0.0034in solid #000000" style:writing-mode="lr-tb" fo:padding-top="0in" fo:padding-left="0.0381in" fo:padding-bottom="0in" fo:padding-right="0.0381in"/>
    </style:style>
    <style:style style:name="P79" style:parent-style-name="Standard" style:family="paragraph">
      <style:text-properties fo:font-size="12pt" style:font-size-asian="12pt"/>
    </style:style>
    <style:style style:name="T80" style:parent-style-name="기본단락글꼴" style:family="text">
      <style:text-properties fo:font-size="12pt" style:font-size-asian="12pt"/>
    </style:style>
    <style:style style:name="T81" style:parent-style-name="기본단락글꼴" style:family="text">
      <style:text-properties fo:font-size="12pt" style:font-size-asian="12pt"/>
    </style:style>
    <style:style style:name="T82" style:parent-style-name="기본단락글꼴" style:family="text">
      <style:text-properties fo:font-size="12pt" style:font-size-asian="12pt"/>
    </style:style>
    <style:style style:name="T83" style:parent-style-name="기본단락글꼴" style:family="text">
      <style:text-properties fo:font-size="12pt" style:font-size-asian="12pt"/>
    </style:style>
    <style:style style:name="T84" style:parent-style-name="기본단락글꼴" style:family="text">
      <style:text-properties fo:font-size="12pt" style:font-size-asian="12pt"/>
    </style:style>
    <style:style style:name="T85" style:parent-style-name="기본단락글꼴" style:family="text">
      <style:text-properties fo:font-size="12pt" style:font-size-asian="12pt"/>
    </style:style>
    <style:style style:name="T86" style:parent-style-name="기본단락글꼴" style:family="text">
      <style:text-properties fo:font-size="12pt" style:font-size-asian="12pt"/>
    </style:style>
    <style:style style:name="T87" style:parent-style-name="기본단락글꼴" style:family="text">
      <style:text-properties fo:font-size="12pt" style:font-size-asian="12pt"/>
    </style:style>
    <style:style style:name="T88" style:parent-style-name="기본단락글꼴" style:family="text">
      <style:text-properties fo:font-size="12pt" style:font-size-asian="12pt"/>
    </style:style>
    <style:style style:name="TableRow89" style:family="table-row">
      <style:table-row-properties style:min-row-height="0.9659in" style:use-optimal-row-height="false"/>
    </style:style>
    <style:style style:name="TableCell90" style:family="table-cell">
      <style:table-cell-properties fo:border="0.0034in solid #000000" fo:background-color="#F6F9D4" style:writing-mode="lr-tb" fo:padding-top="0in" fo:padding-left="0.0381in" fo:padding-bottom="0in" fo:padding-right="0.0381in"/>
    </style:style>
    <style:style style:name="P91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P92" style:parent-style-name="Standard" style:family="paragraph">
      <style:paragraph-properties fo:text-align="center"/>
    </style:style>
    <style:style style:name="T93" style:parent-style-name="기본단락글꼴" style:family="text">
      <style:text-properties fo:font-weight="bold" style:font-weight-asian="bold" fo:font-size="15pt" style:font-size-asian="15pt" style:font-size-complex="15pt"/>
    </style:style>
    <style:style style:name="T94" style:parent-style-name="기본단락글꼴" style:family="text">
      <style:text-properties fo:font-weight="bold" style:font-weight-asian="bold" fo:font-size="15pt" style:font-size-asian="15pt" style:font-size-complex="15pt"/>
    </style:style>
    <style:style style:name="T95" style:parent-style-name="기본단락글꼴" style:family="text">
      <style:text-properties fo:font-weight="bold" style:font-weight-asian="bold" fo:font-size="15pt" style:font-size-asian="15pt" style:font-size-complex="15pt"/>
    </style:style>
    <style:style style:name="TableCell96" style:family="table-cell">
      <style:table-cell-properties fo:border="0.0034in solid #000000" style:writing-mode="lr-tb" fo:padding-top="0in" fo:padding-left="0.0381in" fo:padding-bottom="0in" fo:padding-right="0.0381in"/>
    </style:style>
    <style:style style:name="P97" style:parent-style-name="Standard" style:family="paragraph">
      <style:text-properties fo:font-size="12pt" style:font-size-asian="12pt"/>
    </style:style>
    <style:style style:name="P98" style:parent-style-name="Standard" style:family="paragraph">
      <style:text-properties fo:font-size="12pt" style:font-size-asian="12pt"/>
    </style:style>
    <style:style style:name="P99" style:parent-style-name="Standard" style:family="paragraph">
      <style:text-properties fo:font-size="12pt" style:font-size-asian="12pt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><draw:frame draw:z-index="251658240" draw:id="id0" draw:style-name="a0" draw:name="프레임1" text:anchor-type="paragraph" svg:x="2.37778in" svg:y="0.00417in" svg:width="2.15764in" svg:height="0.29028in" style:rel-width="scale" style:rel-height="scale"><draw:text-box><text:p text:style-name="P4">프로젝트<text:s/>개발<text:s/>계획서</text:p></draw:text-box><svg:title/><svg:desc/></draw:frame>제출일<text:s/>:2021-08-31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참여<text:s/>인원</text:p>
          </table:table-cell>
          <table:table-cell table:style-name="TableCell11">
            <text:p text:style-name="P12"><text:span text:style-name="T13">문영준</text:span></text:p>
          </table:table-cell>
        </table:table-row>
        <table:table-row table:style-name="TableRow14">
          <table:table-cell table:style-name="TableCell15">
            <text:p text:style-name="P16">프로젝트<text:s/>주제</text:p>
          </table:table-cell>
          <table:table-cell table:style-name="TableCell17">
            <text:p text:style-name="P18"><text:span text:style-name="T19">복켓몬스터</text:span><text:span text:style-name="T20"><text:s/></text:span></text:p>
          </table:table-cell>
        </table:table-row>
        <table:table-row table:style-name="TableRow21">
          <table:table-cell table:style-name="TableCell22">
            <text:p text:style-name="P23">주요<text:s/>주제</text:p>
          </table:table-cell>
          <table:table-cell table:style-name="TableCell24">
            <text:p text:style-name="P25">복켓몬<text:s/>프로젝트에<text:s/>회원관리<text:s/>추가</text:p>
          </table:table-cell>
        </table:table-row>
        <table:table-row table:style-name="TableRow26">
          <table:table-cell table:style-name="TableCell27">
            <text:p text:style-name="P28">개발<text:s/>목적</text:p>
          </table:table-cell>
          <table:table-cell table:style-name="TableCell29">
            <text:p text:style-name="P30"><text:span text:style-name="T31">Python</text:span><text:span text:style-name="T32">과</text:span><text:span text:style-name="T33"><text:s/>DB</text:span><text:span text:style-name="T34">간의</text:span><text:span text:style-name="T35"><text:s/></text:span><text:span text:style-name="T36">호환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/>
            <text:p text:style-name="P41"/>
            <text:p text:style-name="P42">개발<text:s/>환경</text:p>
            <text:p text:style-name="P43">&amp;요구<text:s/>조건</text:p>
          </table:table-cell>
          <table:table-cell table:style-name="TableCell44">
            <text:h text:style-name="P45" text:outline-level="3"><text:span text:style-name="T46">1</text:span><text:span text:style-name="T47">.<text:s/></text:span><text:span text:style-name="T48">Windows</text:span></text:h>
            <text:p text:style-name="Standard"><text:span text:style-name="T49">2</text:span><text:span text:style-name="T50">.<text:s/></text:span><text:span text:style-name="T51">파이참</text:span><text:span text:style-name="T52"><text:s/></text:span><text:span text:style-name="T53">,</text:span><text:span text:style-name="T54"><text:s/>Qt 5 Designer</text:span></text:p>
            <text:p text:style-name="Standard"><text:span text:style-name="T55">3</text:span><text:span text:style-name="T56">.<text:s/></text:span><text:span text:style-name="T57">PYQT</text:span><text:span text:style-name="T58"><text:s/></text:span><text:span text:style-name="T59">사용하여</text:span><text:span text:style-name="T60"><text:s/>GUI</text:span><text:span text:style-name="T61">만들기</text:span></text:p>
            <text:p text:style-name="Standard"><text:span text:style-name="T62">4</text:span><text:span text:style-name="T63">. DB</text:span><text:span text:style-name="T64"><text:s/></text:span><text:span text:style-name="T65">연동</text:span></text:p>
            <text:p text:style-name="Standard"><text:span text:style-name="T66">5</text:span><text:span text:style-name="T67">.<text:s/></text:span><text:span text:style-name="T68">요구</text:span><text:span text:style-name="T69"><text:s/></text:span><text:span text:style-name="T70">조건</text:span></text:p>
            <text:p text:style-name="P71">-<text:s/>회원관리기능<text:s/>추가</text:p>
            <text:p text:style-name="P72">-<text:s/>로그인을<text:s/>이용하여<text:s/>회원관리<text:s/>및<text:s/>중복확인</text:p>
            <text:p text:style-name="P73">- <text:s/>DB데이터<text:s/>저장<text:s/>및<text:s/>불러오기</text:p>
          </table:table-cell>
        </table:table-row>
        <table:table-row table:style-name="TableRow74">
          <table:table-cell table:style-name="TableCell75">
            <text:p text:style-name="P76"/>
            <text:p text:style-name="P77">예상<text:s/>문제점</text:p>
          </table:table-cell>
          <table:table-cell table:style-name="TableCell78">
            <text:p text:style-name="P79">-<text:s/>입력한 값과<text:s/>DB데이터 간 연동오류</text:p>
            <text:p text:style-name="Standard"><text:span text:style-name="T80">-<text:s/></text:span><text:span text:style-name="T81">회원관리</text:span><text:span text:style-name="T82"><text:s/></text:span><text:span text:style-name="T83">GUI</text:span><text:span text:style-name="T84">와</text:span><text:span text:style-name="T85"><text:s/></text:span><text:span text:style-name="T86">파이참</text:span><text:span text:style-name="T87"><text:s/></text:span><text:span text:style-name="T88">연동오류</text:span></text:p>
            <text:p text:style-name="Standard"/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구현</text:span><text:span text:style-name="T94"><text:s/></text:span><text:span text:style-name="T95">계획</text:span></text:p>
          </table:table-cell>
          <table:table-cell table:style-name="TableCell96">
            <text:p text:style-name="P97">-<text:s/>초기 로그인 및 회원가입<text:s/>GUI만들기</text:p>
            <text:p text:style-name="P98">- 로그인 및 회원가입에 입력한데이터<text:s/>DB와연동</text:p>
            <text:p text:style-name="P99">-<text:s/>연동한 데이터 중복확인가능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굴림" svg:font-family="굴림" style:font-family-generic="modern" style:font-pitch="variable" svg:panose-1="2 11 6 0 0 1 1 1 1 1"/>
    <style:font-face style:name="Times New Roman" svg:font-family="Times New Roman" style:font-family-generic="roman" style:font-pitch="variable" svg:panose-1="2 2 6 3 5 4 5 2 3 4"/>
    <style:font-face style:name="Noto Sans CJK HK Black" svg:font-family="Noto Sans CJK HK Black" style:font-family-generic="swiss" style:font-pitch="variable"/>
    <style:font-face style:name="고딕" svg:font-family="고딕" style:font-family-generic="system"/>
    <style:font-face style:name="Noto Serif CJK KR" svg:font-family="Noto Serif CJK KR" style:font-family-generic="system"/>
    <style:font-face style:name="바탕" svg:font-family="바탕" style:font-family-generic="roman" style:font-pitch="variable" svg:panose-1="2 3 6 0 0 1 1 1 1 1"/>
    <style:font-face style:name="Arial Unicode MS" svg:font-family="Arial Unicode MS" style:font-family-generic="modern" style:font-pitch="variable" svg:panose-1="2 11 6 4 2 2 2 2 2 4"/>
    <style:font-face style:name="-apple-system" svg:font-family="-apple-system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555in"/>
      <style:text-properties style:font-name="Calibri" style:font-name-asian="맑은 고딕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제목3" style:display-name="제목 3" style:family="paragraph" style:parent-style-name="표준" style:default-outline-level="3">
      <style:paragraph-properties fo:widows="2" fo:orphans="2" style:line-break="strict" style:text-autospace="ideograph-alpha" style:vertical-align="auto" fo:margin-top="0.0694in" fo:margin-bottom="0.0694in"/>
      <style:text-properties style:font-name="굴림" style:font-name-asian="굴림" style:font-name-complex="굴림" fo:font-weight="bold" style:font-weight-asian="bold" style:font-weight-complex="bold" style:use-window-font-color="true" style:letter-kerning="false" fo:font-size="13.5pt" style:font-size-asian="13.5pt" style:font-size-complex="13.5pt" fo:hyphenate="true"/>
    </style: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style:font-name="맑은 고딕" style:font-name-complex="맑은 고딕" style:use-window-font-color="true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제목3Char" style:display-name="제목 3 Char" style:family="text" style:parent-style-name="기본단락글꼴">
      <style:text-properties style:font-name="굴림" style:font-name-asian="굴림" style:font-name-complex="굴림" fo:font-weight="bold" style:font-weight-asian="bold" style:font-weight-complex="bold" style:use-window-font-color="true" style:letter-kerning="false" fo:font-size="13.5pt" style:font-size-asian="13.5pt" style:font-size-complex="13.5pt"/>
    </style:style>
    <style:style style:name="sub_tit" style:display-name="sub_tit" style:family="text" style:parent-style-name="기본단락글꼴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Moon YoungJun</dc:creator>
    <meta:creation-date>2021-08-31T05:13:00Z</meta:creation-date>
    <dc:date>2021-08-31T05:14:00Z</dc:date>
    <meta:template xlink:href="Normal" xlink:type="simple"/>
    <meta:editing-cycles>2</meta:editing-cycles>
    <meta:editing-duration>PT420S</meta:editing-duration>
    <meta:document-statistic meta:page-count="1" meta:paragraph-count="1" meta:word-count="54" meta:character-count="366" meta:row-count="2" meta:non-whitespace-character-count="313"/>
  </office:meta>
</office:document-meta>
</file>